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ejaVu Sans" svg:font-family="DejaVu Sans" style:font-family-generic="swiss" style:font-pitch="variable" svg:panose-1="2 11 6 3 3 8 4 2 2 4"/>
    <style:font-face style:name="Sahel" svg:font-family="Sahel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style:writing-mode="rl-tb"/>
    </style:style>
    <style:style style:name="T2" style:parent-style-name="DefaultParagraphFont" style:family="text">
      <style:text-properties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Heading1" style:family="paragraph">
      <style:paragraph-properties fo:text-align="start"/>
    </style:style>
    <style:style style:name="T4" style:parent-style-name="DefaultParagraphFont" style:family="text">
      <style:text-properties style:font-name-complex="Times New Roman"/>
    </style:style>
    <style:style style:name="P5" style:parent-style-name="Standard" style:family="paragraph">
      <style:paragraph-properties style:writing-mode="rl-tb"/>
    </style:style>
    <style:style style:name="T6" style:parent-style-name="DefaultParagraphFont" style:family="text">
      <style:text-properties style:font-name-complex="Times New Roman"/>
    </style:style>
    <style:style style:name="T7" style:parent-style-name="DefaultParagraphFont" style:family="text">
      <style:text-properties style:font-name-complex="Times New Roman"/>
    </style:style>
    <style:style style:name="P8" style:parent-style-name="Heading1" style:family="paragraph">
      <style:paragraph-properties fo:text-align="start"/>
    </style:style>
    <style:style style:name="T9" style:parent-style-name="DefaultParagraphFont" style:family="text">
      <style:text-properties style:font-name-complex="Times New Roman"/>
    </style:style>
    <style:style style:name="P10" style:parent-style-name="Standard" style:family="paragraph">
      <style:paragraph-properties style:writing-mode="rl-tb"/>
    </style:style>
    <style:style style:name="T11" style:parent-style-name="DefaultParagraphFont" style:family="text">
      <style:text-properties style:font-name-complex="Times New Roman"/>
    </style:style>
    <style:style style:name="T12" style:parent-style-name="DefaultParagraphFont" style:family="text">
      <style:text-properties style:font-name-complex="Times New Roman"/>
    </style:style>
    <style:style style:name="P13" style:parent-style-name="Standard" style:family="paragraph">
      <style:paragraph-properties style:writing-mode="rl-tb"/>
    </style:style>
    <style:style style:name="P14" style:parent-style-name="Heading1" style:family="paragraph">
      <style:paragraph-properties fo:text-align="start"/>
    </style:style>
    <style:style style:name="T15" style:parent-style-name="DefaultParagraphFont" style:family="text">
      <style:text-properties style:font-name-complex="Times New Roman"/>
    </style:style>
    <style:style style:name="P16" style:parent-style-name="Standard" style:family="paragraph">
      <style:paragraph-properties style:writing-mode="rl-tb"/>
    </style:style>
    <style:style style:name="T17" style:parent-style-name="DefaultParagraphFont" style:family="text">
      <style:text-properties style:font-name-complex="Times New Roman" fo:background-color="#FFFF00"/>
    </style:style>
    <style:style style:name="T18" style:parent-style-name="DefaultParagraphFont" style:family="text">
      <style:text-properties fo:background-color="#FFFF00"/>
    </style:style>
    <style:style style:name="T19" style:parent-style-name="DefaultParagraphFont" style:family="text">
      <style:text-properties style:font-name-complex="Times New Roman" fo:background-color="#FFFF00"/>
    </style:style>
    <style:style style:name="T20" style:parent-style-name="DefaultParagraphFont" style:family="text">
      <style:text-properties fo:background-color="#FFFF00"/>
    </style:style>
    <style:style style:name="P21" style:parent-style-name="Heading1" style:family="paragraph">
      <style:paragraph-properties fo:text-align="start"/>
    </style:style>
    <style:style style:name="T22" style:parent-style-name="DefaultParagraphFont" style:family="text">
      <style:text-properties style:font-name-complex="Times New Roman"/>
    </style:style>
    <style:style style:name="P23" style:parent-style-name="Standard" style:family="paragraph">
      <style:paragraph-properties style:writing-mode="rl-tb"/>
    </style:style>
    <style:style style:name="T24" style:parent-style-name="DefaultParagraphFont" style:family="text">
      <style:text-properties style:font-name-complex="Times New Roman"/>
    </style:style>
    <style:style style:name="T25" style:parent-style-name="DefaultParagraphFont" style:family="text">
      <style:text-properties style:font-name-complex="Times New Roman"/>
    </style:style>
    <style:style style:name="P26" style:parent-style-name="Standard" style:family="paragraph">
      <style:paragraph-properties style:writing-mode="rl-tb"/>
    </style:style>
    <style:style style:name="T27" style:parent-style-name="DefaultParagraphFont" style:family="text">
      <style:text-properties style:font-name-complex="Times New Roman"/>
    </style:style>
    <style:style style:name="T28" style:parent-style-name="DefaultParagraphFont" style:family="text">
      <style:text-properties style:font-name-complex="Times New Roman"/>
    </style:style>
    <style:style style:name="P29" style:parent-style-name="Standard" style:family="paragraph">
      <style:paragraph-properties style:writing-mode="rl-tb"/>
    </style:style>
    <style:style style:name="P30" style:parent-style-name="ContentsHeading" style:family="paragraph">
      <style:paragraph-properties fo:text-align="start">
        <style:tab-stops>
          <style:tab-stop style:type="right" style:leader-style="dotted" style:leader-text="." style:position="6.5in"/>
        </style:tab-stops>
      </style:paragraph-properties>
    </style:style>
    <style:style style:name="T31" style:parent-style-name="DefaultParagraphFont" style:family="text">
      <style:text-properties style:font-name-complex="Times New Roman"/>
    </style:style>
    <style:style style:name="P32" style:parent-style-name="Contents1" style:family="paragraph">
      <style:paragraph-properties fo:text-align="start"/>
    </style:style>
    <style:style style:name="T33" style:parent-style-name="DefaultParagraphFont" style:family="text">
      <style:text-properties style:font-name-complex="Times New Roman"/>
    </style:style>
    <style:style style:name="P34" style:parent-style-name="Contents1" style:family="paragraph">
      <style:paragraph-properties fo:text-align="start"/>
    </style:style>
    <style:style style:name="T35" style:parent-style-name="DefaultParagraphFont" style:family="text">
      <style:text-properties style:font-name-complex="Times New Roman"/>
    </style:style>
    <style:style style:name="P36" style:parent-style-name="Contents1" style:family="paragraph">
      <style:paragraph-properties fo:text-align="start"/>
    </style:style>
    <style:style style:name="T37" style:parent-style-name="DefaultParagraphFont" style:family="text">
      <style:text-properties style:font-name-complex="Times New Roman"/>
    </style:style>
    <style:style style:name="P38" style:parent-style-name="Contents1" style:family="paragraph">
      <style:paragraph-properties fo:text-align="start"/>
    </style:style>
    <style:style style:name="T39" style:parent-style-name="DefaultParagraphFont" style:family="text">
      <style:text-properties style:font-name-complex="Times New Roman"/>
    </style:style>
    <style:style style:name="P40" style:parent-style-name="Contents1" style:family="paragraph">
      <style:paragraph-properties fo:text-align="start"/>
    </style:style>
    <style:style style:name="T41" style:parent-style-name="DefaultParagraphFont" style:family="text">
      <style:text-properties style:font-name-complex="Times New Roman"/>
    </style:style>
    <style:style style:name="P42" style:parent-style-name="Contents2" style:family="paragraph">
      <style:paragraph-properties fo:text-align="start"/>
    </style:style>
    <style:style style:name="T43" style:parent-style-name="DefaultParagraphFont" style:family="text">
      <style:text-properties style:font-name-complex="Times New Roman"/>
    </style:style>
    <style:style style:name="P44" style:parent-style-name="Contents2" style:family="paragraph">
      <style:paragraph-properties fo:text-align="start"/>
    </style:style>
    <style:style style:name="T45" style:parent-style-name="DefaultParagraphFont" style:family="text">
      <style:text-properties style:font-name-complex="Times New Roman"/>
    </style:style>
    <style:style style:name="P46" style:parent-style-name="Contents3" style:family="paragraph">
      <style:paragraph-properties fo:text-align="start"/>
    </style:style>
    <style:style style:name="T47" style:parent-style-name="DefaultParagraphFont" style:family="text">
      <style:text-properties style:font-name-complex="Times New Roman"/>
    </style:style>
    <style:style style:name="P48" style:parent-style-name="Contents3" style:family="paragraph">
      <style:paragraph-properties fo:text-align="start"/>
    </style:style>
    <style:style style:name="T49" style:parent-style-name="DefaultParagraphFont" style:family="text">
      <style:text-properties style:font-name-complex="Times New Roman"/>
    </style:style>
    <style:style style:name="P50" style:parent-style-name="Contents3" style:family="paragraph">
      <style:paragraph-properties fo:text-align="start"/>
    </style:style>
    <style:style style:name="T51" style:parent-style-name="DefaultParagraphFont" style:family="text">
      <style:text-properties style:font-name-complex="Times New Roman"/>
    </style:style>
    <style:style style:name="P52" style:parent-style-name="Contents3" style:family="paragraph">
      <style:paragraph-properties fo:text-align="start"/>
    </style:style>
    <style:style style:name="T53" style:parent-style-name="DefaultParagraphFont" style:family="text">
      <style:text-properties style:font-name-complex="Times New Roman"/>
    </style:style>
    <style:style style:name="P54" style:parent-style-name="Contents3" style:family="paragraph">
      <style:paragraph-properties fo:text-align="start"/>
    </style:style>
    <style:style style:name="T55" style:parent-style-name="DefaultParagraphFont" style:family="text">
      <style:text-properties style:font-name-complex="Times New Roman"/>
    </style:style>
    <style:style style:name="P56" style:parent-style-name="Contents3" style:family="paragraph">
      <style:paragraph-properties fo:text-align="start"/>
    </style:style>
    <style:style style:name="T57" style:parent-style-name="DefaultParagraphFont" style:family="text">
      <style:text-properties style:font-name-complex="Times New Roman"/>
    </style:style>
    <style:style style:name="P58" style:parent-style-name="Contents1" style:family="paragraph">
      <style:paragraph-properties fo:text-align="start"/>
    </style:style>
    <style:style style:name="T59" style:parent-style-name="DefaultParagraphFont" style:family="text">
      <style:text-properties style:font-name-complex="Times New Roman"/>
    </style:style>
    <style:style style:name="P60" style:parent-style-name="Contents2" style:family="paragraph">
      <style:paragraph-properties fo:text-align="start"/>
    </style:style>
    <style:style style:name="T61" style:parent-style-name="DefaultParagraphFont" style:family="text">
      <style:text-properties style:font-name-complex="Times New Roman"/>
    </style:style>
    <style:style style:name="P62" style:parent-style-name="Contents3" style:family="paragraph">
      <style:paragraph-properties fo:text-align="start"/>
    </style:style>
    <style:style style:name="T63" style:parent-style-name="DefaultParagraphFont" style:family="text">
      <style:text-properties style:font-name-complex="Times New Roman"/>
    </style:style>
    <style:style style:name="P64" style:parent-style-name="Contents2" style:family="paragraph">
      <style:paragraph-properties fo:text-align="start"/>
    </style:style>
    <style:style style:name="T65" style:parent-style-name="DefaultParagraphFont" style:family="text">
      <style:text-properties style:font-name-complex="Times New Roman"/>
    </style:style>
    <style:style style:name="P66" style:parent-style-name="Contents3" style:family="paragraph">
      <style:paragraph-properties fo:text-align="start"/>
    </style:style>
    <style:style style:name="T67" style:parent-style-name="DefaultParagraphFont" style:family="text">
      <style:text-properties style:font-name-complex="Times New Roman"/>
    </style:style>
    <style:style style:name="P68" style:parent-style-name="Contents3" style:family="paragraph">
      <style:paragraph-properties fo:text-align="start"/>
    </style:style>
    <style:style style:name="T69" style:parent-style-name="DefaultParagraphFont" style:family="text">
      <style:text-properties style:font-name-complex="Times New Roman"/>
    </style:style>
    <style:style style:name="P70" style:parent-style-name="Contents3" style:family="paragraph">
      <style:paragraph-properties fo:text-align="start"/>
    </style:style>
    <style:style style:name="T71" style:parent-style-name="DefaultParagraphFont" style:family="text">
      <style:text-properties style:font-name-complex="Times New Roman"/>
    </style:style>
    <style:style style:name="T72" style:parent-style-name="DefaultParagraphFont" style:family="text">
      <style:text-properties style:font-name-complex="Times New Roman"/>
    </style:style>
    <style:style style:name="P73" style:parent-style-name="Contents2" style:family="paragraph">
      <style:paragraph-properties fo:text-align="start"/>
    </style:style>
    <style:style style:name="T74" style:parent-style-name="DefaultParagraphFont" style:family="text">
      <style:text-properties style:font-name-complex="Times New Roman"/>
    </style:style>
    <style:style style:name="P75" style:parent-style-name="Contents3" style:family="paragraph">
      <style:paragraph-properties fo:text-align="start"/>
    </style:style>
    <style:style style:name="T76" style:parent-style-name="DefaultParagraphFont" style:family="text">
      <style:text-properties style:font-name-complex="Times New Roman"/>
    </style:style>
    <style:style style:name="P77" style:parent-style-name="Contents1" style:family="paragraph">
      <style:paragraph-properties fo:text-align="start"/>
    </style:style>
    <style:style style:name="T78" style:parent-style-name="DefaultParagraphFont" style:family="text">
      <style:text-properties style:font-name-complex="Times New Roman"/>
    </style:style>
    <style:style style:name="P79" style:parent-style-name="Contents2" style:family="paragraph">
      <style:paragraph-properties fo:text-align="start"/>
    </style:style>
    <style:style style:name="T80" style:parent-style-name="DefaultParagraphFont" style:family="text">
      <style:text-properties style:font-name-complex="Times New Roman"/>
    </style:style>
    <style:style style:name="P81" style:parent-style-name="Contents1" style:family="paragraph">
      <style:paragraph-properties fo:text-align="start"/>
    </style:style>
    <style:style style:name="T82" style:parent-style-name="DefaultParagraphFont" style:family="text">
      <style:text-properties style:font-name-complex="Times New Roman"/>
    </style:style>
    <style:style style:name="P83" style:parent-style-name="Contents1" style:family="paragraph">
      <style:paragraph-properties fo:text-align="start"/>
    </style:style>
    <style:style style:name="T84" style:parent-style-name="DefaultParagraphFont" style:family="text">
      <style:text-properties style:font-name-complex="Times New Roman"/>
    </style:style>
    <style:style style:name="P85" style:parent-style-name="Contents2" style:family="paragraph">
      <style:paragraph-properties fo:text-align="start"/>
    </style:style>
    <style:style style:name="T86" style:parent-style-name="DefaultParagraphFont" style:family="text">
      <style:text-properties style:font-name-complex="Times New Roman"/>
    </style:style>
    <style:style style:name="P87" style:parent-style-name="Contents2" style:family="paragraph">
      <style:paragraph-properties fo:text-align="start"/>
    </style:style>
    <style:style style:name="T88" style:parent-style-name="DefaultParagraphFont" style:family="text">
      <style:text-properties style:font-name-complex="Times New Roman"/>
    </style:style>
    <style:style style:name="T89" style:parent-style-name="DefaultParagraphFont" style:family="text">
      <style:text-properties style:font-name-complex="Times New Roman"/>
    </style:style>
    <style:style style:name="P90" style:parent-style-name="Contents2" style:family="paragraph">
      <style:paragraph-properties fo:text-align="start"/>
    </style:style>
    <style:style style:name="T91" style:parent-style-name="DefaultParagraphFont" style:family="text">
      <style:text-properties style:font-name-complex="Times New Roman"/>
    </style:style>
    <style:style style:name="P92" style:parent-style-name="Contents2" style:family="paragraph">
      <style:paragraph-properties fo:text-align="start"/>
    </style:style>
    <style:style style:name="T93" style:parent-style-name="DefaultParagraphFont" style:family="text">
      <style:text-properties style:font-name-complex="Times New Roman"/>
    </style:style>
    <style:style style:name="P94" style:parent-style-name="Contents2" style:family="paragraph">
      <style:paragraph-properties fo:text-align="start"/>
    </style:style>
    <style:style style:name="T95" style:parent-style-name="DefaultParagraphFont" style:family="text">
      <style:text-properties style:font-name-complex="Times New Roman"/>
    </style:style>
    <style:style style:name="P96" style:parent-style-name="Contents3" style:family="paragraph">
      <style:paragraph-properties fo:text-align="start"/>
    </style:style>
    <style:style style:name="T97" style:parent-style-name="DefaultParagraphFont" style:family="text">
      <style:text-properties style:font-name-complex="Times New Roman"/>
    </style:style>
    <style:style style:name="P98" style:parent-style-name="Contents3" style:family="paragraph">
      <style:paragraph-properties fo:text-align="start"/>
    </style:style>
    <style:style style:name="T99" style:parent-style-name="DefaultParagraphFont" style:family="text">
      <style:text-properties style:font-name-complex="Times New Roman"/>
    </style:style>
    <style:style style:name="P100" style:parent-style-name="Contents2" style:family="paragraph">
      <style:paragraph-properties fo:text-align="start"/>
    </style:style>
    <style:style style:name="T101" style:parent-style-name="DefaultParagraphFont" style:family="text">
      <style:text-properties style:font-name-complex="Times New Roman"/>
    </style:style>
    <style:style style:name="P102" style:parent-style-name="Contents3" style:family="paragraph">
      <style:paragraph-properties fo:text-align="start"/>
    </style:style>
    <style:style style:name="T103" style:parent-style-name="DefaultParagraphFont" style:family="text">
      <style:text-properties style:font-name-complex="Times New Roman"/>
    </style:style>
    <style:style style:name="P104" style:parent-style-name="Contents3" style:family="paragraph">
      <style:paragraph-properties fo:text-align="start"/>
    </style:style>
    <style:style style:name="T105" style:parent-style-name="DefaultParagraphFont" style:family="text">
      <style:text-properties style:font-name-complex="Times New Roman"/>
    </style:style>
    <style:style style:name="T106" style:parent-style-name="DefaultParagraphFont" style:family="text">
      <style:text-properties style:font-name-complex="Times New Roman"/>
    </style:style>
    <style:style style:name="P107" style:parent-style-name="Contents3" style:family="paragraph">
      <style:paragraph-properties fo:text-align="start"/>
    </style:style>
    <style:style style:name="T108" style:parent-style-name="DefaultParagraphFont" style:family="text">
      <style:text-properties style:font-name-complex="Times New Roman"/>
    </style:style>
    <style:style style:name="P109" style:parent-style-name="Standard" style:family="paragraph">
      <style:paragraph-properties style:writing-mode="rl-tb"/>
    </style:style>
    <style:style style:name="P110" style:parent-style-name="Heading1" style:family="paragraph">
      <style:paragraph-properties fo:break-before="page" fo:text-align="start"/>
    </style:style>
    <style:style style:name="T111" style:parent-style-name="DefaultParagraphFont" style:family="text">
      <style:text-properties style:font-name-complex="Times New Roman"/>
    </style:style>
    <style:style style:name="P112" style:parent-style-name="Heading2" style:family="paragraph">
      <style:paragraph-properties fo:text-align="start"/>
    </style:style>
    <style:style style:name="T113" style:parent-style-name="DefaultParagraphFont" style:family="text">
      <style:text-properties style:font-name-complex="Times New Roman"/>
    </style:style>
    <style:style style:name="P114" style:parent-style-name="Heading2" style:family="paragraph">
      <style:paragraph-properties fo:text-align="start"/>
    </style:style>
    <style:style style:name="T115" style:parent-style-name="DefaultParagraphFont" style:family="text">
      <style:text-properties style:font-name-complex="Times New Roman"/>
    </style:style>
    <style:style style:name="P116" style:parent-style-name="Heading3" style:family="paragraph">
      <style:paragraph-properties fo:text-align="start"/>
    </style:style>
    <style:style style:name="T117" style:parent-style-name="DefaultParagraphFont" style:family="text">
      <style:text-properties style:font-name-complex="Times New Roman"/>
    </style:style>
    <style:style style:name="P118" style:parent-style-name="Heading3" style:family="paragraph">
      <style:paragraph-properties fo:text-align="start"/>
    </style:style>
    <style:style style:name="T119" style:parent-style-name="DefaultParagraphFont" style:family="text">
      <style:text-properties style:font-name-complex="Times New Roman"/>
    </style:style>
    <style:style style:name="P120" style:parent-style-name="Heading3" style:family="paragraph">
      <style:paragraph-properties fo:text-align="start"/>
    </style:style>
    <style:style style:name="T121" style:parent-style-name="DefaultParagraphFont" style:family="text">
      <style:text-properties style:font-name-complex="Times New Roman"/>
    </style:style>
    <style:style style:name="P122" style:parent-style-name="Heading3" style:family="paragraph">
      <style:paragraph-properties fo:text-align="start"/>
    </style:style>
    <style:style style:name="T123" style:parent-style-name="DefaultParagraphFont" style:family="text">
      <style:text-properties style:font-name-complex="Times New Roman"/>
    </style:style>
    <style:style style:name="P124" style:parent-style-name="Heading3" style:family="paragraph">
      <style:paragraph-properties fo:text-align="start"/>
    </style:style>
    <style:style style:name="T125" style:parent-style-name="DefaultParagraphFont" style:family="text">
      <style:text-properties style:font-name-complex="Times New Roman"/>
    </style:style>
    <style:style style:name="P126" style:parent-style-name="Heading3" style:family="paragraph">
      <style:paragraph-properties fo:text-align="start"/>
    </style:style>
    <style:style style:name="T127" style:parent-style-name="DefaultParagraphFont" style:family="text">
      <style:text-properties style:font-name-complex="Times New Roman"/>
    </style:style>
    <style:style style:name="P128" style:parent-style-name="Heading1" style:family="paragraph">
      <style:paragraph-properties fo:text-align="start"/>
    </style:style>
    <style:style style:name="T129" style:parent-style-name="DefaultParagraphFont" style:family="text">
      <style:text-properties style:font-name-complex="Times New Roman"/>
    </style:style>
    <style:style style:name="P130" style:parent-style-name="Heading2" style:family="paragraph">
      <style:paragraph-properties fo:text-align="start"/>
      <style:text-properties style:font-name-complex="Times New Roman"/>
    </style:style>
    <style:style style:name="P131" style:parent-style-name="Textbody" style:family="paragraph">
      <style:paragraph-properties fo:text-align="start"/>
    </style:style>
    <style:style style:name="P132" style:parent-style-name="Textbody" style:family="paragraph">
      <style:paragraph-properties fo:text-align="start"/>
    </style:style>
    <style:style style:name="P133" style:parent-style-name="Textbody" style:family="paragraph">
      <style:paragraph-properties fo:text-align="start"/>
    </style:style>
    <style:style style:name="P134" style:parent-style-name="Textbody" style:family="paragraph">
      <style:paragraph-properties fo:text-align="start"/>
    </style:style>
    <style:style style:name="P135" style:parent-style-name="Heading3" style:family="paragraph">
      <style:paragraph-properties fo:text-align="start"/>
    </style:style>
    <style:style style:name="T136" style:parent-style-name="DefaultParagraphFont" style:family="text">
      <style:text-properties style:font-name-complex="Times New Roman"/>
    </style:style>
    <style:style style:name="P137" style:parent-style-name="Textbody" style:family="paragraph">
      <style:paragraph-properties fo:text-align="start"/>
    </style:style>
    <style:style style:name="T138" style:parent-style-name="DefaultParagraphFont" style:family="text">
      <style:text-properties style:font-name-complex="Times New Roman" fo:background-color="#FFFF00"/>
    </style:style>
    <style:style style:name="P139" style:parent-style-name="Textbody" style:family="paragraph">
      <style:paragraph-properties fo:text-align="start"/>
    </style:style>
    <style:style style:name="T140" style:parent-style-name="DefaultParagraphFont" style:family="text">
      <style:text-properties style:font-name-complex="Times New Roman" fo:background-color="#FFFF00"/>
    </style:style>
    <style:style style:name="P141" style:parent-style-name="Heading2" style:family="paragraph">
      <style:paragraph-properties fo:text-align="start"/>
    </style:style>
    <style:style style:name="T142" style:parent-style-name="DefaultParagraphFont" style:family="text">
      <style:text-properties style:font-name-complex="Times New Roman"/>
    </style:style>
    <style:style style:name="P143" style:parent-style-name="Heading3" style:family="paragraph">
      <style:paragraph-properties fo:text-align="start"/>
    </style:style>
    <style:style style:name="T144" style:parent-style-name="DefaultParagraphFont" style:family="text">
      <style:text-properties style:font-name-complex="Times New Roman"/>
    </style:style>
    <style:style style:name="T145" style:parent-style-name="DefaultParagraphFont" style:family="text">
      <style:text-properties style:font-name-complex="Times New Roman"/>
    </style:style>
    <style:style style:name="P146" style:parent-style-name="Heading3" style:family="paragraph">
      <style:paragraph-properties fo:text-align="start"/>
    </style:style>
    <style:style style:name="T147" style:parent-style-name="DefaultParagraphFont" style:family="text">
      <style:text-properties style:font-name-complex="Times New Roman"/>
    </style:style>
    <style:style style:name="P148" style:parent-style-name="Heading3" style:family="paragraph">
      <style:paragraph-properties fo:text-align="start"/>
    </style:style>
    <style:style style:name="T149" style:parent-style-name="DefaultParagraphFont" style:family="text">
      <style:text-properties style:font-name-complex="Times New Roman"/>
    </style:style>
    <style:style style:name="T150" style:parent-style-name="DefaultParagraphFont" style:family="text">
      <style:text-properties style:font-name-complex="Times New Roman"/>
    </style:style>
    <style:style style:name="P151" style:parent-style-name="Heading2" style:family="paragraph">
      <style:paragraph-properties fo:text-align="start"/>
    </style:style>
    <style:style style:name="T152" style:parent-style-name="DefaultParagraphFont" style:family="text">
      <style:text-properties style:font-name-complex="Times New Roman"/>
    </style:style>
    <style:style style:name="P153" style:parent-style-name="Heading3" style:family="paragraph">
      <style:paragraph-properties fo:text-align="start"/>
    </style:style>
    <style:style style:name="T154" style:parent-style-name="DefaultParagraphFont" style:family="text">
      <style:text-properties style:font-name-complex="Times New Roman"/>
    </style:style>
    <style:style style:name="P155" style:parent-style-name="Heading1" style:family="paragraph">
      <style:paragraph-properties fo:text-align="start"/>
    </style:style>
    <style:style style:name="T156" style:parent-style-name="DefaultParagraphFont" style:family="text">
      <style:text-properties style:font-name-complex="Times New Roman"/>
    </style:style>
    <style:style style:name="P157" style:parent-style-name="Heading2" style:family="paragraph">
      <style:paragraph-properties fo:text-align="start"/>
    </style:style>
    <style:style style:name="T158" style:parent-style-name="DefaultParagraphFont" style:family="text">
      <style:text-properties style:font-name-complex="Times New Roman"/>
    </style:style>
    <style:style style:name="P159" style:parent-style-name="Heading1" style:family="paragraph">
      <style:paragraph-properties fo:text-align="start"/>
    </style:style>
    <style:style style:name="T160" style:parent-style-name="DefaultParagraphFont" style:family="text">
      <style:text-properties style:font-name-complex="Times New Roman"/>
    </style:style>
    <style:style style:name="P161" style:parent-style-name="Heading1" style:family="paragraph">
      <style:paragraph-properties fo:text-align="start"/>
    </style:style>
    <style:style style:name="T162" style:parent-style-name="DefaultParagraphFont" style:family="text">
      <style:text-properties style:font-name-complex="Times New Roman"/>
    </style:style>
    <style:style style:name="P163" style:parent-style-name="Heading2" style:family="paragraph">
      <style:paragraph-properties fo:text-align="start"/>
    </style:style>
    <style:style style:name="T164" style:parent-style-name="DefaultParagraphFont" style:family="text">
      <style:text-properties style:font-name-complex="Times New Roman"/>
    </style:style>
    <style:style style:name="P165" style:parent-style-name="Heading2" style:family="paragraph">
      <style:paragraph-properties fo:text-align="start"/>
    </style:style>
    <style:style style:name="T166" style:parent-style-name="DefaultParagraphFont" style:family="text">
      <style:text-properties style:font-name-complex="Times New Roman"/>
    </style:style>
    <style:style style:name="P167" style:parent-style-name="Heading2" style:family="paragraph">
      <style:paragraph-properties fo:text-align="start"/>
    </style:style>
    <style:style style:name="T168" style:parent-style-name="DefaultParagraphFont" style:family="text">
      <style:text-properties style:font-name-complex="Times New Roman"/>
    </style:style>
    <style:style style:name="P169" style:parent-style-name="Heading2" style:family="paragraph">
      <style:paragraph-properties fo:text-align="start"/>
    </style:style>
    <style:style style:name="T170" style:parent-style-name="DefaultParagraphFont" style:family="text">
      <style:text-properties style:font-name-complex="Times New Roman"/>
    </style:style>
    <style:style style:name="T171" style:parent-style-name="DefaultParagraphFont" style:family="text">
      <style:text-properties style:font-name-complex="Times New Roman"/>
    </style:style>
    <style:style style:name="P172" style:parent-style-name="Heading2" style:family="paragraph">
      <style:paragraph-properties fo:text-align="start"/>
    </style:style>
    <style:style style:name="T173" style:parent-style-name="DefaultParagraphFont" style:family="text">
      <style:text-properties style:font-name-complex="Times New Roman"/>
    </style:style>
    <style:style style:name="P174" style:parent-style-name="Heading3" style:family="paragraph">
      <style:paragraph-properties fo:text-align="start"/>
    </style:style>
    <style:style style:name="T175" style:parent-style-name="DefaultParagraphFont" style:family="text">
      <style:text-properties style:font-name-complex="Times New Roman"/>
    </style:style>
    <style:style style:name="P176" style:parent-style-name="Heading3" style:family="paragraph">
      <style:paragraph-properties fo:text-align="start"/>
    </style:style>
    <style:style style:name="T177" style:parent-style-name="DefaultParagraphFont" style:family="text">
      <style:text-properties style:font-name-complex="Times New Roman"/>
    </style:style>
    <style:style style:name="P178" style:parent-style-name="Heading2" style:family="paragraph">
      <style:paragraph-properties fo:text-align="start"/>
    </style:style>
    <style:style style:name="T179" style:parent-style-name="DefaultParagraphFont" style:family="text">
      <style:text-properties style:font-name-complex="Times New Roman"/>
    </style:style>
    <style:style style:name="P180" style:parent-style-name="Heading3" style:family="paragraph">
      <style:paragraph-properties fo:text-align="start"/>
    </style:style>
    <style:style style:name="T181" style:parent-style-name="DefaultParagraphFont" style:family="text">
      <style:text-properties style:font-name-complex="Times New Roman"/>
    </style:style>
    <style:style style:name="P182" style:parent-style-name="Heading3" style:family="paragraph">
      <style:paragraph-properties fo:text-align="start"/>
    </style:style>
    <style:style style:name="T183" style:parent-style-name="DefaultParagraphFont" style:family="text">
      <style:text-properties style:font-name-complex="Times New Roman"/>
    </style:style>
    <style:style style:name="P184" style:parent-style-name="Heading3" style:family="paragraph">
      <style:paragraph-properties fo:text-align="start"/>
    </style:style>
    <style:style style:name="T185" style:parent-style-name="DefaultParagraphFont" style:family="text">
      <style:text-properties style:font-name-complex="Times New Roman"/>
    </style:style>
  </office:automatic-styles>
  <office:body>
    <office:text text:use-soft-page-breaks="true">
      <text:p text:style-name="P1"><text:span text:style-name="T2">به نام خدا</text:span></text:p>
      <text:h text:style-name="P3" text:outline-level="1"><text:bookmark-start text:name="__RefHeading___Toc142_255985111"/><text:span text:style-name="T4">موضوع</text:span>:<text:bookmark-end text:name="__RefHeading___Toc142_255985111"/></text:h>
      <text:p text:style-name="P5"><text:span text:style-name="T6">گام‌های به سوی نسخه‌ی ۱</text:span>.<text:span text:style-name="T7">۱ ساریاب</text:span></text:p>
      <text:h text:style-name="P8" text:outline-level="1"><text:bookmark-start text:name="__RefHeading___Toc144_255985111"/><text:span text:style-name="T9">نسخه سند</text:span>:<text:bookmark-end text:name="__RefHeading___Toc144_255985111"/></text:h>
      <text:p text:style-name="P10"><text:span text:style-name="T11">۱</text:span><text:s/>(<text:span text:style-name="T12">پیش‌نویس</text:span>)</text:p>
      <text:p text:style-name="P13"/>
      <text:h text:style-name="P14" text:outline-level="1"><text:bookmark-start text:name="__RefHeading___Toc304_3294813200"/><text:span text:style-name="T15">مقدمه</text:span>:<text:bookmark-end text:name="__RefHeading___Toc304_3294813200"/></text:h>
      <text:p text:style-name="P16"><text:span text:style-name="T17">گام‌های لازم برای حرکت ساریاب به سوی نسخه‌ی ۱</text:span><text:span text:style-name="T18">.</text:span><text:span text:style-name="T19">۱، در بخش‌های فنی، تبلیغات، برندسازی، سازمانی، و<text:s/></text:span><text:span text:style-name="T20">...</text:span></text:p>
      <text:h text:style-name="P21" text:outline-level="1"><text:bookmark-start text:name="__RefHeading___Toc146_255985111"/><text:span text:style-name="T22">نویسندگان</text:span>:<text:bookmark-end text:name="__RefHeading___Toc146_255985111"/></text:h>
      <text:p text:style-name="P23">-<text:s/><text:span text:style-name="T24">محمدرضا طیبی<text:s/></text:span>(<text:span text:style-name="T25">استراتژیست</text:span>)</text:p>
      <text:p text:style-name="P26">-<text:span text:style-name="T27">امیرمهدی بهارلو<text:s/></text:span>(<text:span text:style-name="T28">مدیر پروژه‌ی فروم</text:span>)</text:p>
      <text:p text:style-name="P29"><text:bookmark-start text:name="__RefHeading___Toc148_255985111"/><text:bookmark-end text:name="__RefHeading___Toc148_255985111"/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0"><text:span text:style-name="T31">فهرست</text:span></text:p>
          <text:p text:style-name="P32"><text:a xlink:href="#__RefHeading___Toc142_255985111" office:target-frame-name="_top" xlink:show="replace"><text:span text:style-name="T33">موضوع</text:span>:<text:tab/>1</text:a></text:p>
          <text:p text:style-name="P34"><text:a xlink:href="#__RefHeading___Toc144_255985111" office:target-frame-name="_top" xlink:show="replace"><text:span text:style-name="T35">نسخه سند</text:span>:<text:tab/>1</text:a></text:p>
          <text:p text:style-name="P36"><text:a xlink:href="#__RefHeading___Toc304_3294813200" office:target-frame-name="_top" xlink:show="replace"><text:span text:style-name="T37">مقدمه</text:span>:<text:tab/>1</text:a></text:p>
          <text:p text:style-name="P38"><text:a xlink:href="#__RefHeading___Toc146_255985111" office:target-frame-name="_top" xlink:show="replace"><text:span text:style-name="T39">نویسندگان</text:span>:<text:tab/>1</text:a></text:p>
          <text:p text:style-name="P40"><text:a xlink:href="#__RefHeading___Toc306_3294813200" office:target-frame-name="_top" xlink:show="replace"><text:span text:style-name="T41">تشکیلات و سازماندهی</text:span><text:tab/>2</text:a></text:p>
          <text:p text:style-name="P42"><text:a xlink:href="#__RefHeading___Toc316_3294813200" office:target-frame-name="_top" xlink:show="replace"><text:span text:style-name="T43">موقعیت‌های شغلی</text:span><text:tab/>2</text:a></text:p>
          <text:p text:style-name="P44"><text:a xlink:href="#__RefHeading___Toc318_3294813200" office:target-frame-name="_top" xlink:show="replace"><text:span text:style-name="T45">وبلاگ</text:span><text:tab/>2</text:a></text:p>
          <text:p text:style-name="P46"><text:a xlink:href="#__RefHeading___Toc378_3294813200" office:target-frame-name="_top" xlink:show="replace"><text:span text:style-name="T47">تاریخچه‌ی تشکیلات</text:span><text:tab/>2</text:a></text:p>
          <text:p text:style-name="P48"><text:a xlink:href="#__RefHeading___Toc380_3294813200" office:target-frame-name="_top" xlink:show="replace"><text:span text:style-name="T49">شیوه‌ی انتخاب اولین اعضای تحریریه</text:span><text:tab/>2</text:a></text:p>
          <text:p text:style-name="P50"><text:a xlink:href="#__RefHeading___Toc382_3294813200" office:target-frame-name="_top" xlink:show="replace"><text:span text:style-name="T51">منابع مالی</text:span><text:tab/>2</text:a></text:p>
          <text:p text:style-name="P52"><text:a xlink:href="#__RefHeading___Toc384_3294813200" office:target-frame-name="_top" xlink:show="replace"><text:span text:style-name="T53">جهت‌گیری‌های سیاسی</text:span><text:tab/>2</text:a></text:p>
          <text:p text:style-name="P54"><text:a xlink:href="#__RefHeading___Toc386_3294813200" office:target-frame-name="_top" xlink:show="replace"><text:span text:style-name="T55">چارت سازمانی</text:span><text:tab/>2</text:a></text:p>
          <text:p text:style-name="P56"><text:a xlink:href="#__RefHeading___Toc388_3294813200" office:target-frame-name="_top" xlink:show="replace"><text:span text:style-name="T57">انتصابات</text:span><text:tab/>2</text:a></text:p>
          <text:p text:style-name="P58"><text:a xlink:href="#__RefHeading___Toc308_3294813200" office:target-frame-name="_top" xlink:show="replace"><text:span text:style-name="T59">قابلیت‌های سامانه</text:span><text:tab/>2</text:a></text:p>
          <text:p text:style-name="P60"><text:a xlink:href="#__RefHeading___Toc355_3294813200" office:target-frame-name="_top" xlink:show="replace"><text:span text:style-name="T61">نرم‌افزار هاب</text:span><text:tab/>2</text:a></text:p>
          <text:p text:style-name="P62"><text:a xlink:href="#__RefHeading___Toc390_3294813200" office:target-frame-name="_top" xlink:show="replace"><text:span text:style-name="T63">بهبود نویگشن مسیر‌ها</text:span><text:tab/>2</text:a></text:p>
          <text:p text:style-name="P64"><text:a xlink:href="#__RefHeading___Toc320_3294813200" office:target-frame-name="_top" xlink:show="replace"><text:span text:style-name="T65">نرم‌افزار فروم</text:span><text:tab/>2</text:a></text:p>
          <text:p text:style-name="P66"><text:a xlink:href="#__RefHeading___Toc392_3294813200" office:target-frame-name="_top" xlink:show="replace"><text:span text:style-name="T67">احراز هویت کاربران</text:span><text:tab/>2</text:a></text:p>
          <text:p text:style-name="P68"><text:a xlink:href="#__RefHeading___Toc394_3294813200" office:target-frame-name="_top" xlink:show="replace"><text:span text:style-name="T69">پروفایل کاربران</text:span><text:tab/>2</text:a></text:p>
          <text:p text:style-name="P70"><text:a xlink:href="#__RefHeading___Toc405_3294813200" office:target-frame-name="_top" xlink:show="replace"><text:span text:style-name="T71">زیر ساخت اعطای<text:s/></text:span>Badge<text:span text:style-name="T72"><text:s/>به کاربران</text:span><text:tab/>2</text:a></text:p>
          <text:p text:style-name="P73"><text:a xlink:href="#__RefHeading___Toc322_3294813200" office:target-frame-name="_top" xlink:show="replace"><text:span text:style-name="T74">نرم‌افزار مجله</text:span><text:tab/>2</text:a></text:p>
          <text:p text:style-name="P75"><text:a xlink:href="#__RefHeading___Toc396_3294813200" office:target-frame-name="_top" xlink:show="replace"><text:span text:style-name="T76">عضویت طلایی</text:span><text:tab/>2</text:a></text:p>
          <text:p text:style-name="P77"><text:a xlink:href="#__RefHeading___Toc310_3294813200" office:target-frame-name="_top" xlink:show="replace"><text:span text:style-name="T78">برند سازی</text:span><text:tab/>2</text:a></text:p>
          <text:p text:style-name="P79"><text:a xlink:href="#__RefHeading___Toc398_3294813200" office:target-frame-name="_top" xlink:show="replace"><text:span text:style-name="T80">لوگوی جدید</text:span><text:tab/>2</text:a></text:p>
          <text:p text:style-name="P81"><text:a xlink:href="#__RefHeading___Toc312_3294813200" office:target-frame-name="_top" xlink:show="replace"><text:span text:style-name="T82">تبلیغات و کمپین‌ها</text:span><text:tab/>2</text:a></text:p>
          <text:p text:style-name="P83"><text:a xlink:href="#__RefHeading___Toc314_3294813200" office:target-frame-name="_top" xlink:show="replace"><text:span text:style-name="T84">محتوا</text:span><text:tab/>2</text:a></text:p>
          <text:p text:style-name="P85"><text:a xlink:href="#__RefHeading___Toc324_3294813200" office:target-frame-name="_top" xlink:show="replace"><text:span text:style-name="T86">عکس هفته</text:span><text:tab/>2</text:a></text:p>
          <text:p text:style-name="P87"><text:a xlink:href="#__RefHeading___Toc326_3294813200" office:target-frame-name="_top" xlink:show="replace"><text:span text:style-name="T88">پادکست صدای سا</text:span><text:span text:style-name="T89">ریاب</text:span><text:tab/>2</text:a></text:p>
          <text:p text:style-name="P90"><text:a xlink:href="#__RefHeading___Toc328_3294813200" office:target-frame-name="_top" xlink:show="replace"><text:span text:style-name="T91">خلاصه کتاب</text:span><text:tab/>2</text:a></text:p>
          <text:p text:style-name="P92"><text:a xlink:href="#__RefHeading___Toc330_3294813200" office:target-frame-name="_top" xlink:show="replace"><text:span text:style-name="T93">چهارشنبه طلایی</text:span><text:tab/>2</text:a></text:p>
          <text:p text:style-name="P94"><text:a xlink:href="#__RefHeading___Toc357_3294813200" office:target-frame-name="_top" xlink:show="replace"><text:span text:style-name="T95">مسیر‌ها</text:span><text:tab/>2</text:a></text:p>
          <text:p text:style-name="P96"><text:a xlink:href="#__RefHeading___Toc359_3294813200" office:target-frame-name="_top" xlink:show="replace"><text:span text:style-name="T97">مسیر<text:s/></text:span>Ui/Ux<text:tab/>2</text:a></text:p>
          <text:p text:style-name="P98"><text:a xlink:href="#__RefHeading___Toc361_3294813200" office:target-frame-name="_top" xlink:show="replace"><text:span text:style-name="T99">مسیر شبکه</text:span><text:tab/>2</text:a></text:p>
          <text:p text:style-name="P100"><text:a xlink:href="#__RefHeading___Toc332_3294813200" office:target-frame-name="_top" xlink:show="replace"><text:span text:style-name="T101">مجله</text:span><text:tab/>2</text:a></text:p>
          <text:p text:style-name="P102"><text:a xlink:href="#__RefHeading___Toc334_3294813200" office:target-frame-name="_top" xlink:show="replace"><text:span text:style-name="T103">پرونده‌ی دانشجویی</text:span><text:tab/>2</text:a></text:p>
          <text:p text:style-name="P104"><text:a xlink:href="#__RefHeading___Toc336_3294813200" office:target-frame-name="_top" xlink:show="replace"><text:span text:style-name="T105">پروند</text:span><text:span text:style-name="T106">ه‌ی سربازی</text:span><text:tab/>2</text:a></text:p>
          <text:p text:style-name="P107"><text:a xlink:href="#__RefHeading___Toc338_3294813200" office:target-frame-name="_top" xlink:show="replace"><text:span text:style-name="T108">من و ساریاب</text:span><text:tab/>2</text:a></text:p>
        </text:index-body>
      </text:table-of-content>
      <text:p text:style-name="P109"/>
      <text:h text:style-name="P110" text:outline-level="1"><text:bookmark-start text:name="__RefHeading___Toc306_3294813200"/><text:span text:style-name="T111">تشکیلات و سازماندهی</text:span><text:bookmark-end text:name="__RefHeading___Toc306_3294813200"/></text:h>
      <text:h text:style-name="P112" text:outline-level="2"><text:bookmark-start text:name="__RefHeading___Toc316_3294813200"/><text:span text:style-name="T113">موقعیت‌های شغلی</text:span><text:bookmark-end text:name="__RefHeading___Toc316_3294813200"/></text:h>
      <text:h text:style-name="P114" text:outline-level="2"><text:bookmark-start text:name="__RefHeading___Toc318_3294813200"/><text:span text:style-name="T115">وبلاگ</text:span><text:bookmark-end text:name="__RefHeading___Toc318_3294813200"/></text:h>
      <text:h text:style-name="P116" text:outline-level="3"><text:bookmark-start text:name="__RefHeading___Toc378_3294813200"/><text:span text:style-name="T117">تاریخچه‌ی تشکیلات</text:span><text:bookmark-end text:name="__RefHeading___Toc378_3294813200"/></text:h>
      <text:h text:style-name="P118" text:outline-level="3"><text:bookmark-start text:name="__RefHeading___Toc380_3294813200"/><text:span text:style-name="T119">شیوه‌ی انتخاب اولین اعضای تحریریه</text:span><text:bookmark-end text:name="__RefHeading___Toc380_3294813200"/></text:h>
      <text:h text:style-name="P120" text:outline-level="3"><text:bookmark-start text:name="__RefHeading___Toc382_3294813200"/><text:span text:style-name="T121">منابع مالی</text:span><text:bookmark-end text:name="__RefHeading___Toc382_3294813200"/></text:h>
      <text:h text:style-name="P122" text:outline-level="3"><text:bookmark-start text:name="__RefHeading___Toc384_3294813200"/><text:span text:style-name="T123">جهت‌گیری‌های سیاسی</text:span><text:bookmark-end text:name="__RefHeading___Toc384_3294813200"/></text:h>
      <text:h text:style-name="P124" text:outline-level="3"><text:bookmark-start text:name="__RefHeading___Toc386_3294813200"/><text:span text:style-name="T125">چارت سازمانی</text:span><text:bookmark-end text:name="__RefHeading___Toc386_3294813200"/></text:h>
      <text:h text:style-name="P126" text:outline-level="3"><text:bookmark-start text:name="__RefHeading___Toc388_3294813200"/><text:span text:style-name="T127">انتصابات</text:span><text:bookmark-end text:name="__RefHeading___Toc388_3294813200"/></text:h>
      <text:h text:style-name="P128" text:outline-level="1"><text:bookmark-start text:name="__RefHeading___Toc308_3294813200"/><text:span text:style-name="T129">قابلیت‌های سامانه</text:span><text:bookmark-end text:name="__RefHeading___Toc308_3294813200"/></text:h>
      <text:h text:style-name="P130" text:outline-level="2"><text:bookmark-start text:name="__RefHeading___Toc355_3294813200"/>نرم‌افزار<text:s/>هاب<text:bookmark-end text:name="__RefHeading___Toc355_3294813200"/></text:h>
      <text:p text:style-name="P131">بهبود نویگشن پست</text:p>
      <text:p text:style-name="P132">ارجاع به فروم</text:p>
      <text:p text:style-name="P133">نمایش امتیاز</text:p>
      <text:p text:style-name="P134">نمایش نام نویسنده</text:p>
      <text:h text:style-name="P135" text:outline-level="3"><text:bookmark-start text:name="__RefHeading___Toc390_3294813200"/><text:span text:style-name="T136">بهبود نویگشن مسیر‌ها</text:span><text:bookmark-end text:name="__RefHeading___Toc390_3294813200"/></text:h>
      <text:p text:style-name="P137"><text:span text:style-name="T138">گام قبل و بعد</text:span></text:p>
      <text:p text:style-name="P139"><text:span text:style-name="T140">ارجاع به فروم</text:span></text:p>
      <text:h text:style-name="P141" text:outline-level="2"><text:bookmark-start text:name="__RefHeading___Toc320_3294813200"/><text:span text:style-name="T142">نرم‌افزار فروم</text:span><text:bookmark-end text:name="__RefHeading___Toc320_3294813200"/></text:h>
      <text:h text:style-name="P143" text:outline-level="3"><text:bookmark-start text:name="__RefHeading___Toc392_3294813200"/><text:span text:style-name="T144">ا</text:span><text:span text:style-name="T145">حراز هویت کاربران</text:span><text:bookmark-end text:name="__RefHeading___Toc392_3294813200"/></text:h>
      <text:h text:style-name="P146" text:outline-level="3"><text:bookmark-start text:name="__RefHeading___Toc394_3294813200"/><text:span text:style-name="T147">پروفایل کاربران</text:span><text:bookmark-end text:name="__RefHeading___Toc394_3294813200"/></text:h>
      <text:h text:style-name="P148" text:outline-level="3"><text:bookmark-start text:name="__RefHeading___Toc405_3294813200"/><text:span text:style-name="T149">زیر ساخت اعطای<text:s/></text:span>Badge<text:span text:style-name="T150"><text:s/>به کاربران</text:span><text:bookmark-end text:name="__RefHeading___Toc405_3294813200"/></text:h>
      <text:h text:style-name="P151" text:outline-level="2"><text:bookmark-start text:name="__RefHeading___Toc322_3294813200"/><text:span text:style-name="T152">نرم‌افزار مجله</text:span><text:bookmark-end text:name="__RefHeading___Toc322_3294813200"/></text:h>
      <text:h text:style-name="P153" text:outline-level="3"><text:bookmark-start text:name="__RefHeading___Toc396_3294813200"/><text:span text:style-name="T154">عضویت طلایی</text:span><text:bookmark-end text:name="__RefHeading___Toc396_3294813200"/></text:h>
      <text:h text:style-name="P155" text:outline-level="1"><text:bookmark-start text:name="__RefHeading___Toc310_3294813200"/><text:span text:style-name="T156">برند سازی</text:span><text:bookmark-end text:name="__RefHeading___Toc310_3294813200"/></text:h>
      <text:h text:style-name="P157" text:outline-level="2"><text:bookmark-start text:name="__RefHeading___Toc398_3294813200"/><text:span text:style-name="T158">لوگوی جدید</text:span><text:bookmark-end text:name="__RefHeading___Toc398_3294813200"/></text:h>
      <text:h text:style-name="P159" text:outline-level="1"><text:bookmark-start text:name="__RefHeading___Toc312_3294813200"/><text:span text:style-name="T160">تبلیغات و کمپین‌ها</text:span><text:bookmark-end text:name="__RefHeading___Toc312_3294813200"/></text:h>
      <text:h text:style-name="P161" text:outline-level="1"><text:bookmark-start text:name="__RefHeading___Toc314_3294813200"/><text:span text:style-name="T162">محتوا</text:span><text:bookmark-end text:name="__RefHeading___Toc314_3294813200"/></text:h>
      <text:h text:style-name="P163" text:outline-level="2"><text:bookmark-start text:name="__RefHeading___Toc324_3294813200"/><text:span text:style-name="T164">عکس هفته</text:span><text:bookmark-end text:name="__RefHeading___Toc324_3294813200"/></text:h>
      <text:h text:style-name="P165" text:outline-level="2"><text:bookmark-start text:name="__RefHeading___Toc326_3294813200"/><text:span text:style-name="T166">پادکست صدای ساریاب</text:span><text:bookmark-end text:name="__RefHeading___Toc326_3294813200"/></text:h>
      <text:h text:style-name="P167" text:outline-level="2"><text:bookmark-start text:name="__RefHeading___Toc328_3294813200"/><text:span text:style-name="T168">خلاصه کتاب</text:span><text:bookmark-end text:name="__RefHeading___Toc328_3294813200"/></text:h>
      <text:h text:style-name="P169" text:outline-level="2"><text:bookmark-start text:name="__RefHeading___Toc330_3294813200"/><text:span text:style-name="T170">چهارشنبه<text:s/></text:span><text:span text:style-name="T171">طلایی</text:span><text:bookmark-end text:name="__RefHeading___Toc330_3294813200"/></text:h>
      <text:h text:style-name="P172" text:outline-level="2"><text:bookmark-start text:name="__RefHeading___Toc357_3294813200"/><text:span text:style-name="T173">مسیر‌ها</text:span><text:bookmark-end text:name="__RefHeading___Toc357_3294813200"/></text:h>
      <text:h text:style-name="P174" text:outline-level="3"><text:bookmark-start text:name="__RefHeading___Toc359_3294813200"/><text:span text:style-name="T175">مسیر<text:s/></text:span>Ui/Ux<text:bookmark-end text:name="__RefHeading___Toc359_3294813200"/></text:h>
      <text:h text:style-name="P176" text:outline-level="3"><text:bookmark-start text:name="__RefHeading___Toc361_3294813200"/><text:span text:style-name="T177">مسیر شبکه</text:span><text:bookmark-end text:name="__RefHeading___Toc361_3294813200"/></text:h>
      <text:h text:style-name="P178" text:outline-level="2"><text:bookmark-start text:name="__RefHeading___Toc332_3294813200"/><text:span text:style-name="T179">مجله</text:span><text:bookmark-end text:name="__RefHeading___Toc332_3294813200"/></text:h>
      <text:h text:style-name="P180" text:outline-level="3"><text:bookmark-start text:name="__RefHeading___Toc334_3294813200"/><text:span text:style-name="T181">پرونده‌ی دانشجویی</text:span><text:bookmark-end text:name="__RefHeading___Toc334_3294813200"/></text:h>
      <text:h text:style-name="P182" text:outline-level="3"><text:bookmark-start text:name="__RefHeading___Toc336_3294813200"/><text:span text:style-name="T183">پرونده‌ی سربازی</text:span><text:bookmark-end text:name="__RefHeading___Toc336_3294813200"/></text:h>
      <text:h text:style-name="P184" text:outline-level="3"><text:bookmark-start text:name="__RefHeading___Toc338_3294813200"/><text:span text:style-name="T185">من و ساریاب</text:span><text:bookmark-end text:name="__RefHeading___Toc338_3294813200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DejaVu Sans" svg:font-family="DejaVu Sans" style:font-family-generic="swiss" style:font-pitch="variable" svg:panose-1="2 11 6 3 3 8 4 2 2 4"/>
    <style:font-face style:name="Sahel" svg:font-family="Sahel" style:font-family-generic="system" style:font-pitch="variable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fa" style:country-complex="IR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Sahel" style:font-name-asian="Sahel" style:font-name-complex="Sahel" fo:hyphenate="false"/>
    </style:style>
    <style:style style:name="Heading" style:display-name="Heading" style:family="paragraph" style:parent-style-name="Standard" style:next-style-name="Textbody">
      <style:paragraph-properties fo:keep-with-next="always" fo:text-align="end" style:writing-mode="rl-tb" fo:margin-top="0.1666in" fo:margin-bottom="0.0833in"/>
      <style:text-properties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end" style:writing-mode="rl-tb"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DejaVu 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DejaVu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 fo:text-align="end" style:writing-mode="rl-tb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Caption">
      <style:text-properties fo:hyphenate="false"/>
    </style:style>
    <style:style style:name="IndexHeading" style:display-name="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IndexHeading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7.7194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7.5229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7.326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7.1298in"/>
        </style:tab-stops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8597in"/>
          <style:tab-stop style:type="right" style:position="7.7194in"/>
        </style:tab-stops>
      </style:paragraph-properties>
      <style:text-properties fo:hyphenate="false"/>
    </style:style>
    <style:style style:name="Footer" style:display-name="Footer" style:family="paragraph" style:parent-style-name="HeaderandFooter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3902in" fo:margin-bottom="0.5in" fo:margin-right="0.3902in" style:num-format="1" style:writing-mode="rl-tb">
        <style:columns fo:column-count="2">
          <style:column style:rel-width="5558*" fo:start-indent="0in" fo:end-indent="0.1in"/>
          <style:column style:rel-width="5558*" fo:start-indent="0.1in" fo:end-indent="0in"/>
        </style:columns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097in"/>
      </style:header-style>
      <style:footer-style>
        <style:header-footer-properties style:dynamic-spacing="true" fo:min-height="-0.1097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mirmahdi baharlou</dc:creator>
    <meta:creation-date>2020-11-07T21:12:00Z</meta:creation-date>
    <dc:date>2020-11-20T07:21:00Z</dc:date>
    <meta:template xlink:href="Normal.dotm" xlink:type="simple"/>
    <meta:editing-cycles>22</meta:editing-cycles>
    <meta:editing-duration>PT3600S</meta:editing-duration>
    <meta:document-statistic meta:page-count="1" meta:paragraph-count="6" meta:word-count="500" meta:character-count="3348" meta:row-count="23" meta:non-whitespace-character-count="2854"/>
  </office:meta>
</office:document-meta>
</file>